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7">Created “Main” Screen design</text:p>
            <text:p text:style-name="P7"/>
            <text:p text:style-name="P7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7">Partly created Options Screen and completed Home Screen.</text:p>
            <text:p text:style-name="P7"/>
            <text:p text:style-name="P7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7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7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7">Made some changes based on advice from meeting.</text:p>
            <text:p text:style-name="P7"/>
            <text:p text:style-name="P7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7">Project is ready for 1<text:span text:style-name="T2">st</text:span> group meeting (Main Screen implemented)</text:p>
            <text:p text:style-name="P7"/>
            <text:p text:style-name="P7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7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6M19S</meta:editing-duration>
    <meta:editing-cycles>30</meta:editing-cycles>
    <meta:generator>OpenOffice.org/3.3$Win32 OpenOffice.org_project/330m20$Build-9567</meta:generator>
    <dc:date>2012-10-08T22:46:24.15</dc:date>
    <dc:creator>Daniel Muir</dc:creator>
    <meta:document-statistic meta:table-count="1" meta:image-count="0" meta:object-count="0" meta:page-count="2" meta:paragraph-count="51" meta:word-count="311" meta:character-count="1854"/>
    <meta:user-defined meta:name="Info 1"/>
    <meta:user-defined meta:name="Info 2"/>
    <meta:user-defined meta:name="Info 3"/>
    <meta:user-defined meta:name="Info 4"/>
  </office:meta>
</office:document-meta>
</file>